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1" style:master-page-name="MP0" style:list-style-name="WW_OutlineListStyle_1" style:family="paragraph">
      <style:paragraph-properties fo:break-before="page"/>
    </style:style>
    <style:style style:name="P2" style:parent-style-name="Normal" style:family="paragraph">
      <style:text-properties style:font-name="Times New Roman"/>
    </style:style>
    <style:style style:name="P3" style:parent-style-name="Normal" style:family="paragraph">
      <style:text-properties style:font-name="Times New Roman"/>
    </style:style>
    <style:style style:name="P4" style:parent-style-name="Normal" style:family="paragraph">
      <style:text-properties style:font-name="Times New Roman"/>
    </style:style>
    <style:style style:name="P5" style:parent-style-name="Normal" style:family="paragraph">
      <style:text-properties style:font-name="Times New Roman"/>
    </style:style>
    <style:style style:name="P6" style:parent-style-name="Normal" style:family="paragraph">
      <style:text-properties style:font-name="Times New Roman"/>
    </style:style>
    <style:style style:name="P7" style:parent-style-name="Normal" style:family="paragraph">
      <style:text-properties style:font-name="Times New Roman"/>
    </style:style>
    <style:style style:name="P8" style:parent-style-name="Normal" style:family="paragraph">
      <style:text-properties style:font-name="Times New Roman"/>
    </style:style>
    <style:style style:name="P9" style:parent-style-name="Normal" style:family="paragraph">
      <style:text-properties style:font-name="Times New Roman"/>
    </style:style>
    <style:style style:name="P10" style:parent-style-name="Normal" style:family="paragraph">
      <style:text-properties style:font-name="Times New Roman"/>
    </style:style>
    <style:style style:name="P11" style:parent-style-name="Normal" style:family="paragraph">
      <style:text-properties style:font-name="Times New Roman"/>
    </style:style>
    <style:style style:name="P12" style:parent-style-name="Normal" style:family="paragraph">
      <style:text-properties style:font-name="Times New Roman"/>
    </style:style>
    <style:style style:name="P13" style:parent-style-name="Normal" style:family="paragraph">
      <style:text-properties style:font-name="Times New Roman"/>
    </style:style>
    <style:style style:name="P14" style:parent-style-name="Normal" style:family="paragraph">
      <style:text-properties style:font-name="Times New Roman"/>
    </style:style>
    <style:style style:name="P15" style:parent-style-name="Normal" style:family="paragraph">
      <style:text-properties style:font-name="Times New Roman"/>
    </style:style>
    <style:style style:name="P16" style:parent-style-name="Normal" style:family="paragraph">
      <style:text-properties style:font-name="Times New Roman"/>
    </style:style>
    <style:style style:name="P17" style:parent-style-name="Normal" style:family="paragraph">
      <style:text-properties style:font-name="Times New Roman"/>
    </style:style>
    <style:style style:name="P18" style:parent-style-name="Normal" style:family="paragraph">
      <style:text-properties style:font-name="Times New Roman"/>
    </style:style>
    <style:style style:name="P19" style:parent-style-name="Normal" style:family="paragraph">
      <style:text-properties style:font-name="Times New Roman"/>
    </style:style>
    <style:style style:name="P20" style:parent-style-name="Normal" style:family="paragraph">
      <style:text-properties style:font-name="Times New Roman"/>
    </style:style>
    <style:style style:name="P21" style:parent-style-name="Normal" style:family="paragraph">
      <style:text-properties style:font-name="Times New Roman"/>
    </style:style>
    <style:style style:name="P22" style:parent-style-name="Normal" style:family="paragraph">
      <style:text-properties style:font-name="Times New Roman"/>
    </style:style>
    <style:style style:name="P23" style:parent-style-name="Normal" style:family="paragraph">
      <style:text-properties style:font-name="Times New Roman"/>
    </style:style>
    <style:style style:name="P24" style:parent-style-name="Normal" style:family="paragraph">
      <style:text-properties style:font-name="Times New Roman"/>
    </style:style>
    <style:style style:name="P25" style:parent-style-name="Normal" style:family="paragraph">
      <style:text-properties style:font-name="Times New Roman"/>
    </style:style>
    <style:style style:name="P26" style:parent-style-name="Normal" style:family="paragraph">
      <style:text-properties style:font-name="Times New Roman"/>
    </style:style>
    <style:style style:name="P27" style:parent-style-name="Normal" style:family="paragraph">
      <style:text-properties style:font-name="Times New Roman"/>
    </style:style>
    <style:style style:name="P28" style:parent-style-name="Normal" style:family="paragraph">
      <style:text-properties style:font-name="Times New Roman"/>
    </style:style>
    <style:style style:name="P29" style:parent-style-name="Normal" style:family="paragraph">
      <style:text-properties style:font-name="Times New Roman"/>
    </style:style>
  </office:automatic-styles>
  <office:body>
    <office:text text:use-soft-page-breaks="true">
      <text:h text:style-name="P1" text:outline-level="1">Java</text:h>
      <text:p text:style-name="Normal">---------------Java SEE----------------------</text:p>
      <text:p text:style-name="P2">C’est quoi une class abstract et class final  ?</text:p>
      <text:p text:style-name="P3">La diff entre class abstract et interface ?</text:p>
      <text:p text:style-name="P4">L’id d’un objet en java dans la Jvm ?</text:p>
      <text:p text:style-name="P5">C’est quoi paramètre Static ?</text:p>
      <text:p text:style-name="P6">La diff entre polymorphisme et héritage ?</text:p>
      <text:p text:style-name="P7">On peut instancier une class final ?</text:p>
      <text:p text:style-name="P8">On peut hériter une class abstract ?</text:p>
      <text:p text:style-name="P9">La diff entre surcharge et redéfinition ?<text:s/></text:p>
      <text:p text:style-name="P10">On peut avoir un constructeur privé et justification votre réponse ?</text:p>
      <text:p text:style-name="P11">Constructeur par défaut ?</text:p>
      <text:p text:style-name="P12">C’est la diff entre Exception et Exception Runtime ?</text:p>
      <text:p text:style-name="P13">C’est quoi la diff entre throw et throws ?</text:p>
      <text:p text:style-name="P14">On peut avoir this() dans constructeur ?</text:p>
      <text:p text:style-name="P15"/>
      <text:p text:style-name="P16">-------Maven-------</text:p>
      <text:p text:style-name="P17">C’est quoi Maven ?</text:p>
      <text:p text:style-name="P18">C est quoi un artéfact ?</text:p>
      <text:p text:style-name="P19">C’est quoi un module en Maven ?</text:p>
      <text:p text:style-name="P20">Comment on communique avec les modules ?</text:p>
      <text:p text:style-name="P21"/>
      <text:p text:style-name="P22">-----JEE---------------------------------------</text:p>
      <text:p text:style-name="P23">C’est quoi servlet et JSP, *taglibs(en jee ) ?</text:p>
      <text:p text:style-name="P24">La diff entre POST et GET (méthodes des formulaires) ?</text:p>
      <text:p text:style-name="P25">La diff entre session et cokkies</text:p>
      <text:p text:style-name="P26">C’est quoi middleware ?</text:p>
      <text:p text:style-name="P27">C’est quoi listener ?</text:p>
      <text:p text:style-name="P28">C’est quoi le DAO * ?</text:p>
      <text:p text:style-name="P29">Architecture n tiers * ?</text:p>
      <text:p text:style-name="Normal">--------------Spring --------------</text:p>
      <text:p text:style-name="Normal">Comment on fait injection des dépendances en spring ?<text:s/></text:p>
      <text:p text:style-name="Normal">C’est quoi API créative ?</text:p>
      <text:p text:style-name="Normal">Quelque annotation de <text:s/>spirng ?</text:p>
      <text:p text:style-name="Normal">------Test</text:p>
      <text:p text:style-name="Normal">Comment on savoir<text:s/>qu’une<text:s/>méthode est une méthode de test ?</text:p>
      <text:p text:style-name="Normal">------Git</text:p>
      <text:p text:style-name="Normal">C’est quoi git<text:s/></text:p>
      <text:p text:style-name="Normal">La diff entre git push et pull ?</text:p>
      <text:p text:style-name="Normal">C’est quoi git rebase  , git cherry-pick,git merge ?</text:p>
      <text:p text:style-name="Normal"/>
      <text:p text:style-name="Normal">C’est quoi CI/CD ?</text:p>
      <text:p text:style-name="Normal">C’est quoi Jenkins ?</text:p>
      <text:p text:style-name="Normal">C’est quoi sonar ?</text:p>
      <text:p text:style-name="Normal"/>
      <text:p text:style-name="Normal">-----Design pattern---------</text:p>
      <text:p text:style-name="Normal">Citez quelque design pattern<text:s/></text:p>
      <text:p text:style-name="Normal">Ecrire le design pattern singleton</text:p>
      <text:p text:style-name="Normal">-----Algorithme</text:p>
      <text:p text:style-name="Normal">Correction d’un algo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F5496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Times New Roman" fo:color="#2F5496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="Calibri Light" style:font-name-asian="Times New Roman" fo:color="#1F3763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1F3763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top="0.0277in" fo:margin-bottom="0in"/>
      <style:text-properties style:font-name="Calibri Light" style:font-name-asian="Times New Roman" fo:color="#272727" fo:font-size="10.5pt" style:font-size-asian="10.5pt" style:font-size-complex="10.5pt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list-style style:name="WW_OutlineListStyle_1" style:display-name="WW_OutlineListStyle_1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style:num-suffix=".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itre3Car" style:display-name="Titre 3 Car" style:family="text" style:parent-style-name="Policepardéfau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Titre4Car" style:display-name="Titre 4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F5496"/>
    </style:style>
    <style:style style:name="Titre5Car" style:display-name="Titre 5 Car" style:family="text" style:parent-style-name="Policepardéfaut">
      <style:text-properties style:font-name="Calibri Light" style:font-name-asian="Times New Roman" style:font-name-complex="Times New Roman" fo:color="#2F5496"/>
    </style:style>
    <style:style style:name="Titre6Car" style:display-name="Titre 6 Car" style:family="text" style:parent-style-name="Policepardéfaut">
      <style:text-properties style:font-name="Calibri Light" style:font-name-asian="Times New Roman" style:font-name-complex="Times New Roman" fo:color="#1F3763"/>
    </style:style>
    <style:style style:name="Titre7Car" style:display-name="Titre 7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1F3763"/>
    </style:style>
    <style:style style:name="Titre8Car" style:display-name="Titre 8 Car" style:family="text" style:parent-style-name="Policepardéfaut">
      <style:text-properties style:font-name="Calibri Light" style:font-name-asian="Times New Roman" style:font-name-complex="Times New Roman" fo:color="#272727" fo:font-size="10.5pt" style:font-size-asian="10.5pt" style:font-size-complex="10.5pt"/>
    </style:style>
    <style:style style:name="Titre9Car" style:display-name="Titre 9 Car" style:family="text" style:parent-style-name="Policepardéfaut">
      <style:text-properties style:font-name="Calibri Light" style:font-name-asian="Times New Roman" style:font-name-complex="Times New Roman" fo:font-style="italic" style:font-style-asian="italic" style:font-style-complex="italic" fo:color="#272727" fo:font-size="10.5pt" style:font-size-asian="10.5pt" style:font-size-complex="10.5pt"/>
    </style:style>
    <text:list-style style:name="WW_OutlineListStyle" style:display-name="WW_OutlineListStyle">
      <text:list-level-style-number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list-level-style-number>
      <text:list-level-style-number text:level="3" style:num-suffix=".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list-level-style-number>
      <text:list-level-style-number text:level="4" style:num-suffix=")" style:num-format="a" style:num-letter-sync="true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list-level-style-number>
      <text:list-level-style-number text:level="5" style:num-prefix="(" style:num-suffix=")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list-level-style-number>
      <text:list-level-style-number text:level="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list-level-style-number>
      <text:list-level-style-number text:level="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list-level-style-number>
      <text:list-level-style-number text:level="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list-level-style-number>
      <text:list-level-style-number text:level="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2">
      <text:outline-level-style text:level="1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A" style:num-letter-sync="true">
        <style:list-level-properties text:space-before="0.5in" text:min-label-width="0in" text:list-level-position-and-space-mode="label-alignment">
          <style:list-level-label-alignment text:label-followed-by="listtab" fo:margin-left="0.5in" fo:text-indent="0in"/>
        </style:list-level-properties>
      </text:outline-level-style>
      <text:outline-level-style text:level="3" style:num-suffix="." style:num-format="1">
        <style:list-level-properties text:space-before="1in" text:min-label-width="0in" text:list-level-position-and-space-mode="label-alignment">
          <style:list-level-label-alignment text:label-followed-by="listtab" fo:margin-left="1in" fo:text-indent="0in"/>
        </style:list-level-properties>
      </text:outline-level-style>
      <text:outline-level-style text:level="4" style:num-suffix=")" style:num-format="a" style:num-letter-sync="true">
        <style:list-level-properties text:space-before="1.5in" text:min-label-width="0in" text:list-level-position-and-space-mode="label-alignment">
          <style:list-level-label-alignment text:label-followed-by="listtab" fo:margin-left="1.5in" fo:text-indent="0in"/>
        </style:list-level-properties>
      </text:outline-level-style>
      <text:outline-level-style text:level="5" style:num-prefix="(" style:num-suffix=")" style:num-format="1">
        <style:list-level-properties text:space-before="2in" text:min-label-width="0in" text:list-level-position-and-space-mode="label-alignment">
          <style:list-level-label-alignment text:label-followed-by="listtab" fo:margin-left="2in" fo:text-indent="0in"/>
        </style:list-level-properties>
      </text:outline-level-style>
      <text:outline-level-style text:level="6" style:num-prefix="(" style:num-suffix=")" style:num-format="a" style:num-letter-sync="true">
        <style:list-level-properties text:space-before="2.5in" text:min-label-width="0in" text:list-level-position-and-space-mode="label-alignment">
          <style:list-level-label-alignment text:label-followed-by="listtab" fo:margin-left="2.5in" fo:text-indent="0in"/>
        </style:list-level-properties>
      </text:outline-level-style>
      <text:outline-level-style text:level="7" style:num-prefix="(" style:num-suffix=")" style:num-format="i">
        <style:list-level-properties text:space-before="3in" text:min-label-width="0in" text:list-level-position-and-space-mode="label-alignment">
          <style:list-level-label-alignment text:label-followed-by="listtab" fo:margin-left="3in" fo:text-indent="0in"/>
        </style:list-level-properties>
      </text:outline-level-style>
      <text:outline-level-style text:level="8" style:num-prefix="(" style:num-suffix=")" style:num-format="a" style:num-letter-sync="true">
        <style:list-level-properties text:space-before="3.5in" text:min-label-width="0in" text:list-level-position-and-space-mode="label-alignment">
          <style:list-level-label-alignment text:label-followed-by="listtab" fo:margin-left="3.5in" fo:text-indent="0in"/>
        </style:list-level-properties>
      </text:outline-level-style>
      <text:outline-level-style text:level="9" style:num-prefix="(" style:num-suffix=")" style:num-format="i">
        <style:list-level-properties text:space-before="4in" text:min-label-width="0in" text:list-level-position-and-space-mode="label-alignment">
          <style:list-level-label-alignment text:label-followed-by="listtab" fo:margin-left="4in" fo:text-indent="0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hmed Frikal</meta:initial-creator>
    <dc:creator>Ahmed Frikal</dc:creator>
    <meta:creation-date>2024-01-03T19:54:00Z</meta:creation-date>
    <dc:date>2024-01-16T08:47:00Z</dc:date>
    <meta:template xlink:href="Normal" xlink:type="simple"/>
    <meta:editing-cycles>2</meta:editing-cycles>
    <meta:editing-duration>PT2880S</meta:editing-duration>
    <meta:document-statistic meta:page-count="1" meta:paragraph-count="3" meta:word-count="238" meta:character-count="1545" meta:row-count="10" meta:non-whitespace-character-count="1310"/>
  </office:meta>
</office:document-meta>
</file>